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13E80C92DAC153C3B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1f930" style:font-size-asian="16pt" style:font-size-complex="16pt"/>
    </style:style>
    <style:style style:name="P2" style:family="paragraph" style:parent-style-name="Standard">
      <style:text-properties officeooo:paragraph-rsid="0011f930"/>
    </style:style>
    <style:style style:name="P3" style:family="paragraph" style:parent-style-name="Standard" style:master-page-name="Standard">
      <style:paragraph-properties style:page-number="auto"/>
      <style:text-properties officeooo:paragraph-rsid="0011f930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ehavioural Diagram</text:span></text:p>
      <text:p text:style-name="P1"/>
      <text:p text:style-name="P2"><draw:frame draw:style-name="fr1" draw:name="Picture 2" text:anchor-type="as-char" svg:width="4.1252in" svg:height="3.3165in" draw:z-index="0"><draw:image xlink:href="Pictures/100002010000018C0000013E80C92DAC153C3B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0:07:53.234769091</meta:creation-date>
    <dc:date>2021-02-05T00:08:47.651825957</dc:date>
    <meta:editing-duration>PT54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" meta:word-count="2" meta:character-count="19" meta:non-whitespace-character-count="18"/>
  </office:meta>
</office:document-meta>
</file>